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ublikasjonsliste">
      <style:text-properties officeooo:paragraph-rsid="00079444"/>
    </style:style>
    <style:style style:name="P2" style:family="paragraph" style:parent-style-name="publikasjonsliste">
      <style:text-properties fo:font-style="normal" officeooo:paragraph-rsid="00079444" style:font-style-asian="normal" style:font-style-complex="normal"/>
    </style:style>
    <style:style style:name="P3" style:family="paragraph" style:parent-style-name="publikasjonsliste">
      <style:text-properties fo:font-style="normal" officeooo:paragraph-rsid="00087b21" style:font-style-asian="normal" style:font-style-complex="normal"/>
    </style:style>
    <style:style style:name="P4" style:family="paragraph" style:parent-style-name="Standard">
      <style:text-properties style:font-name="Trebuchet MS" fo:font-size="14pt" fo:font-style="normal" fo:font-weight="bold" officeooo:paragraph-rsid="00079444" style:font-size-asian="14pt" style:font-style-asian="normal" style:font-weight-asian="bold" style:font-style-complex="normal"/>
    </style:style>
    <style:style style:name="P5" style:family="paragraph" style:parent-style-name="publikasjonsliste">
      <style:text-properties fo:language="nb" fo:country="NO" fo:font-style="normal" officeooo:paragraph-rsid="00079444" style:font-style-asian="normal" style:font-name-complex="Calibri" style:font-size-complex="11pt" style:font-style-complex="normal"/>
    </style:style>
    <style:style style:name="P6" style:family="paragraph" style:parent-style-name="publikasjonsliste">
      <style:text-properties fo:font-style="normal" officeooo:paragraph-rsid="000d625d" style:font-style-asian="normal" style:font-style-complex="normal"/>
    </style:style>
    <style:style style:name="P7" style:family="paragraph" style:parent-style-name="publikasjonsliste">
      <style:text-properties fo:font-style="normal" officeooo:paragraph-rsid="001b950f" style:font-style-asian="normal" style:font-style-complex="normal"/>
    </style:style>
    <style:style style:name="P8" style:family="paragraph" style:parent-style-name="publikasjonsliste">
      <style:text-properties fo:font-style="normal" officeooo:paragraph-rsid="00079444" style:font-style-asian="normal" style:font-style-complex="normal"/>
    </style:style>
    <style:style style:name="T1" style:family="text">
      <style:text-properties fo:language="nb" fo:country="NO"/>
    </style:style>
    <style:style style:name="T2" style:family="text">
      <style:text-properties fo:language="nb" fo:country="NO" fo:font-style="italic" style:font-style-asian="italic" style:font-name-complex="Calibri" style:font-size-complex="11pt" style:font-style-complex="italic"/>
    </style:style>
    <style:style style:name="T3" style:family="text">
      <style:text-properties fo:language="nb" fo:country="NO" fo:font-style="italic" style:font-style-asian="italic" style:font-size-complex="11pt" style:font-style-complex="italic"/>
    </style:style>
    <style:style style:name="T4" style:family="text">
      <style:text-properties fo:language="nb" fo:country="NO" fo:font-style="italic" style:font-style-asian="italic" style:font-style-complex="italic"/>
    </style:style>
    <style:style style:name="T5" style:family="text">
      <style:text-properties fo:language="nb" fo:country="NO" style:font-name-complex="Calibri"/>
    </style:style>
    <style:style style:name="T6" style:family="text">
      <style:text-properties fo:language="nb" fo:country="NO" style:font-name-complex="Calibri" style:font-size-complex="11pt"/>
    </style:style>
    <style:style style:name="T7" style:family="text">
      <style:text-properties fo:language="nb" fo:country="NO" officeooo:rsid="0027465e" style:font-name-complex="Calibri" style:font-size-complex="11pt"/>
    </style:style>
    <style:style style:name="T8" style:family="text">
      <style:text-properties fo:language="nb" fo:country="NO" style:font-size-complex="11pt"/>
    </style:style>
    <style:style style:name="T9" style:family="text">
      <style:text-properties fo:language="nb" fo:country="NO" officeooo:rsid="0027465e" style:font-size-complex="11pt"/>
    </style:style>
    <style:style style:name="T10" style:family="text">
      <style:text-properties fo:language="nb" fo:country="NO" officeooo:rsid="0013cb29"/>
    </style:style>
    <style:style style:name="T11" style:family="text">
      <style:text-properties fo:language="nb" fo:country="NO" officeooo:rsid="00155ac1"/>
    </style:style>
    <style:style style:name="T12" style:family="text">
      <style:text-properties fo:language="nb" fo:country="NO" officeooo:rsid="0019f6c8"/>
    </style:style>
    <style:style style:name="T13" style:family="text">
      <style:text-properties fo:language="nb" fo:country="NO" officeooo:rsid="001b950f"/>
    </style:style>
    <style:style style:name="T14" style:family="text">
      <style:text-properties fo:language="nb" fo:country="NO" officeooo:rsid="0023f15a"/>
    </style:style>
    <style:style style:name="T15" style:family="text">
      <style:text-properties fo:language="nb" fo:country="NO" officeooo:rsid="0024bb3d"/>
    </style:style>
    <style:style style:name="T16" style:family="text">
      <style:text-properties fo:language="nb" fo:country="NO" officeooo:rsid="0026632a"/>
    </style:style>
    <style:style style:name="T17" style:family="text">
      <style:text-properties officeooo:rsid="000cb55b"/>
    </style:style>
    <style:style style:name="T18" style:family="text">
      <style:text-properties style:font-name-complex="Calibri"/>
    </style:style>
    <style:style style:name="T19" style:family="text">
      <style:text-properties style:font-name-complex="Calibri" style:font-size-complex="11pt"/>
    </style:style>
    <style:style style:name="T20" style:family="text">
      <style:text-properties fo:font-size="12pt" fo:language="nb" fo:country="NO" fo:font-style="italic" style:font-size-asian="12pt" style:font-style-asian="italic" style:font-name-complex="Calibri" style:font-size-complex="11pt" style:font-style-complex="italic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language="en" fo:country="US"/>
    </style:style>
    <style:style style:name="T23" style:family="text">
      <style:text-properties fo:language="en" fo:country="US" style:font-size-complex="11pt"/>
    </style:style>
    <style:style style:name="T24" style:family="text">
      <style:text-properties fo:language="en" fo:country="US" officeooo:rsid="000d625d" style:font-size-complex="11pt"/>
    </style:style>
    <style:style style:name="T25" style:family="text">
      <style:text-properties fo:language="en" fo:country="US" style:font-name-complex="Calibri"/>
    </style:style>
    <style:style style:name="T26" style:family="text">
      <style:text-properties fo:language="en" fo:country="US" style:font-name-complex="Calibri" style:font-size-complex="11pt"/>
    </style:style>
    <style:style style:name="T27" style:family="text">
      <style:text-properties fo:language="en" fo:country="US" fo:font-style="italic" style:font-style-asian="italic" style:font-name-complex="Calibri" style:font-size-complex="11pt" style:font-style-complex="italic"/>
    </style:style>
    <style:style style:name="T28" style:family="text">
      <style:text-properties fo:language="en" fo:country="US" fo:font-style="italic" style:font-style-asian="italic" style:font-style-complex="italic"/>
    </style:style>
    <style:style style:name="T29" style:family="text">
      <style:text-properties fo:language="en" fo:country="US" officeooo:rsid="000f5663"/>
    </style:style>
    <style:style style:name="T30" style:family="text">
      <style:text-properties fo:language="en" fo:country="US" officeooo:rsid="0022e133"/>
    </style:style>
    <style:style style:name="T31" style:family="text">
      <style:text-properties fo:color="#000000"/>
    </style:style>
    <style:style style:name="T32" style:family="text">
      <style:text-properties fo:color="#000000" fo:language="da" fo:country="DK" style:font-name-complex="Calibri"/>
    </style:style>
    <style:style style:name="T33" style:family="text">
      <style:text-properties fo:color="#000000" fo:language="da" fo:country="DK" style:font-name-complex="Calibri" style:font-size-complex="11pt"/>
    </style:style>
    <style:style style:name="T34" style:family="text">
      <style:text-properties fo:color="#000000" fo:language="da" fo:country="DK" officeooo:rsid="0027465e" style:font-name-complex="Calibri" style:font-size-complex="11pt"/>
    </style:style>
    <style:style style:name="T35" style:family="text">
      <style:text-properties fo:color="#000000" fo:language="da" fo:country="DK" officeooo:rsid="0027465e" style:font-name-complex="Calibri"/>
    </style:style>
    <style:style style:name="T36" style:family="text">
      <style:text-properties fo:color="#000000" fo:language="da" fo:country="DK" fo:font-style="italic" style:font-style-asian="italic" style:font-name-complex="Calibri" style:font-size-complex="11pt" style:font-style-complex="italic"/>
    </style:style>
    <style:style style:name="T37" style:family="text">
      <style:text-properties fo:color="#000000" fo:language="da" fo:country="DK" fo:font-style="italic" style:font-style-asian="italic" style:font-name-complex="Calibri" style:font-style-complex="italic"/>
    </style:style>
    <style:style style:name="T38" style:family="text">
      <style:text-properties fo:color="#000000" fo:language="da" fo:country="DK" fo:font-style="italic" style:font-style-asian="italic" style:font-size-complex="11pt" style:font-style-complex="italic"/>
    </style:style>
    <style:style style:name="T39" style:family="text">
      <style:text-properties fo:color="#000000" fo:language="da" fo:country="DK" style:font-size-complex="11pt"/>
    </style:style>
    <style:style style:name="T40" style:family="text">
      <style:text-properties fo:color="#000000" fo:language="da" fo:country="DK" officeooo:rsid="000f5663" style:font-size-complex="11pt"/>
    </style:style>
    <style:style style:name="T41" style:family="text">
      <style:text-properties fo:color="#000000" fo:language="da" fo:country="DK" officeooo:rsid="0020f07f" style:font-size-complex="11pt"/>
    </style:style>
    <style:style style:name="T42" style:family="text">
      <style:text-properties fo:color="#000000" fo:language="nb" fo:country="NO" style:font-size-complex="11pt"/>
    </style:style>
    <style:style style:name="T43" style:family="text">
      <style:text-properties fo:color="#000000" fo:language="nb" fo:country="NO" style:font-size-complex="11pt" style:font-weight-complex="bold"/>
    </style:style>
    <style:style style:name="T44" style:family="text">
      <style:text-properties fo:color="#000000" fo:language="nb" fo:country="NO" fo:font-weight="bold" style:font-weight-asian="bold" style:font-size-complex="11pt" style:font-weight-complex="bold"/>
    </style:style>
    <style:style style:name="T45" style:family="text">
      <style:text-properties fo:color="#000000" fo:language="nb" fo:country="NO" fo:font-style="italic" style:font-style-asian="italic" style:font-size-complex="11pt" style:font-style-complex="italic"/>
    </style:style>
    <style:style style:name="T46" style:family="text">
      <style:text-properties fo:color="#000000" fo:language="nb" fo:country="NO" fo:font-style="italic" style:font-style-asian="italic" style:font-size-complex="11pt" style:font-style-complex="italic" style:font-weight-complex="bold"/>
    </style:style>
    <style:style style:name="T47" style:family="text">
      <style:text-properties fo:color="#000000" style:font-name="Trebuchet MS" fo:font-style="normal" style:font-style-asian="normal" style:font-size-complex="11pt" style:font-style-complex="normal"/>
    </style:style>
    <style:style style:name="T48" style:family="text">
      <style:text-properties fo:color="#000000" fo:font-style="italic" style:font-style-asian="italic" style:font-size-complex="11pt" style:font-style-complex="italic"/>
    </style:style>
    <style:style style:name="T49" style:family="text">
      <style:text-properties fo:color="#000000" fo:font-style="italic" style:font-style-asian="italic" style:font-size-complex="11pt" style:font-style-complex="italic" style:font-weight-complex="bold"/>
    </style:style>
    <style:style style:name="T50" style:family="text">
      <style:text-properties fo:color="#000000" fo:font-style="italic" style:font-style-asian="italic" style:font-style-complex="italic"/>
    </style:style>
    <style:style style:name="T51" style:family="text">
      <style:text-properties fo:color="#000000" fo:font-style="italic" officeooo:rsid="000620fb" style:font-style-asian="italic" style:font-style-complex="italic"/>
    </style:style>
    <style:style style:name="T52" style:family="text">
      <style:text-properties fo:color="#000000" style:font-size-complex="11pt"/>
    </style:style>
    <style:style style:name="T53" style:family="text">
      <style:text-properties fo:color="#000000" style:font-size-complex="11pt" style:font-weight-complex="bold"/>
    </style:style>
    <style:style style:name="T54" style:family="text">
      <style:text-properties fo:color="#000000" officeooo:rsid="0013cb29" style:font-size-complex="11pt"/>
    </style:style>
    <style:style style:name="T55" style:family="text">
      <style:text-properties fo:color="#000000" officeooo:rsid="0017234a" style:font-size-complex="11pt"/>
    </style:style>
    <style:style style:name="T56" style:family="text">
      <style:text-properties fo:color="#000000" fo:font-weight="bold" style:font-weight-asian="bold" style:font-size-complex="11pt" style:font-weight-complex="bold"/>
    </style:style>
    <style:style style:name="T57" style:family="text">
      <style:text-properties fo:color="#000000" officeooo:rsid="000f5663"/>
    </style:style>
    <style:style style:name="T58" style:family="text">
      <style:text-properties fo:language="da" fo:country="DK"/>
    </style:style>
    <style:style style:name="T59" style:family="text">
      <style:text-properties fo:language="da" fo:country="DK" style:font-name-complex="Calibri"/>
    </style:style>
    <style:style style:name="T60" style:family="text">
      <style:text-properties fo:language="da" fo:country="DK" style:font-name-complex="Calibri" style:font-size-complex="11pt"/>
    </style:style>
    <style:style style:name="T61" style:family="text">
      <style:text-properties fo:language="da" fo:country="DK" style:font-size-complex="11pt"/>
    </style:style>
    <style:style style:name="T62" style:family="text">
      <style:text-properties style:font-name="Trebuchet MS" fo:language="en" fo:country="US" fo:font-style="italic" fo:font-weight="normal" style:font-style-asian="italic" style:font-weight-asian="normal" style:font-style-complex="italic"/>
    </style:style>
    <style:style style:name="T63" style:family="text">
      <style:text-properties style:font-name="Trebuchet MS" fo:language="en" fo:country="US" fo:font-style="normal" style:font-style-asian="normal" style:font-style-complex="normal"/>
    </style:style>
    <style:style style:name="T64" style:family="text">
      <style:text-properties style:font-name="Trebuchet MS" fo:language="en" fo:country="US" fo:font-style="normal" fo:font-weight="normal" style:font-style-asian="normal" style:font-weight-asian="normal" style:font-style-complex="normal"/>
    </style:style>
    <style:style style:name="T65" style:family="text">
      <style:text-properties style:font-name="Trebuchet MS" fo:language="en" fo:country="US" fo:font-style="normal" fo:font-weight="normal" officeooo:rsid="000f5663" style:font-style-asian="normal" style:font-weight-asian="normal" style:font-style-complex="normal"/>
    </style:style>
    <style:style style:name="T66" style:family="text">
      <style:text-properties style:font-name="Trebuchet MS" fo:language="en" fo:country="US" fo:font-style="normal" fo:font-weight="normal" officeooo:rsid="0020e1de" style:font-style-asian="normal" style:font-weight-asian="normal" style:font-style-complex="normal"/>
    </style:style>
    <style:style style:name="T67" style:family="text">
      <style:text-properties style:font-name="Trebuchet MS" fo:font-size="10.5pt" fo:font-style="italic" style:font-size-asian="10.5pt" style:font-style-asian="italic" style:font-size-complex="10.5pt" style:font-style-complex="italic"/>
    </style:style>
    <style:style style:name="T68" style:family="text">
      <style:text-properties style:font-name="Trebuchet MS" fo:font-size="10.5pt" fo:language="nb" fo:country="NO" fo:font-style="normal" style:font-size-asian="10.5pt" style:font-style-asian="normal" style:font-size-complex="10.5pt" style:font-style-complex="normal"/>
    </style:style>
    <style:style style:name="T69" style:family="text">
      <style:text-properties style:font-name="Trebuchet MS" fo:language="nb" fo:country="NO" fo:font-style="normal" style:font-style-asian="normal" style:font-style-complex="normal"/>
    </style:style>
    <style:style style:name="T70" style:family="text">
      <style:text-properties style:font-name="Trebuchet MS" fo:language="nb" fo:country="NO" fo:font-style="normal" style:font-style-asian="normal" style:font-name-complex="Calibri" style:font-size-complex="11pt" style:font-style-complex="normal"/>
    </style:style>
    <style:style style:name="T71" style:family="text">
      <style:text-properties style:font-name="Trebuchet MS" fo:font-style="normal" style:font-style-asian="normal" style:font-style-complex="normal"/>
    </style:style>
    <style:style style:name="T72" style:family="text">
      <style:text-properties style:font-name="Trebuchet MS" fo:font-style="normal" style:font-style-asian="normal" style:font-name-complex="Calibri" style:font-size-complex="11pt" style:font-style-complex="normal"/>
    </style:style>
    <style:style style:name="T73" style:family="text">
      <style:text-properties style:font-name="Trebuchet MS" fo:font-style="normal" style:font-style-asian="normal" style:font-size-complex="11pt" style:font-style-complex="normal"/>
    </style:style>
    <style:style style:name="T74" style:family="text">
      <style:text-properties style:font-size-complex="11pt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officeooo:rsid="0012a8b9"/>
    </style:style>
    <style:style style:name="T77" style:family="text">
      <style:text-properties officeooo:rsid="0012f60b"/>
    </style:style>
    <style:style style:name="T78" style:family="text">
      <style:text-properties officeooo:rsid="0013a30f"/>
    </style:style>
    <style:style style:name="T79" style:family="text">
      <style:text-properties officeooo:rsid="0013cb29"/>
    </style:style>
    <style:style style:name="T80" style:family="text">
      <style:text-properties officeooo:rsid="00155ac1"/>
    </style:style>
    <style:style style:name="T81" style:family="text">
      <style:text-properties officeooo:rsid="001c69ae"/>
    </style:style>
    <style:style style:name="T82" style:family="text">
      <style:text-properties officeooo:rsid="001e0c42"/>
    </style:style>
    <style:style style:name="T83" style:family="text">
      <style:text-properties officeooo:rsid="001f7c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7">afi-fou</text:span>-resultater:</text:p>
      <text:p text:style-name="P2"><text:span text:style-name="T6">Angelika Schafft (2015): </text:span><text:span text:style-name="T2">En ny rolle for NAV i fengsel. Tilleggsrapport.</text:span><text:span text:style-name="T6"> Oslo: Arbeidsforskningsinstituttet, FoU-resultat 2015. http</text:span><text:span text:style-name="T19">://www.hioa.no/Om-HiOA/Senter-for-velferds-og-arbeidslivsforskning/AFI/Publikasjoner-AFI/En-ny-rolle-for-NAV-i-fengsel2</text:span></text:p>
      <text:p text:style-name="P2"><text:span text:style-name="T6">Asbjørn Grimsmo, Svenn-Erik Mamelund &amp; Øystein Spjelkavik (2015): </text:span><text:span text:style-name="T2">Evaluering av forsøket Kjerneoppgaver i NAV. Delrapport 2.</text:span><text:span text:style-name="T6"> Oslo: Arbeidsforskningsinstituttet, FoU-resultat 2015. http://www.hioa.no/Om-HiOA/Senter-for-velferds-og-arbeidslivsforskning/AFI/Publikasjoner-AFI/Evaluering-av-forsoeket-Kjerneoppgaver-i-NAV2</text:span></text:p>
      <text:p text:style-name="P3"><text:span text:style-name="T6">Karen-Sofie Pettersen &amp; Øystein Spjelkavik i samarbeid med Proba samfunnsanalyse (2015): </text:span><text:span text:style-name="T2">E</text:span><text:span text:style-name="T20">valuering av «Forsøket Arbeidsavklarings</text:span><text:span text:style-name="T2">penger (AAP) som lønnstilskudd”. Delrapport 2.</text:span><text:span text:style-name="T6"> Oslo: Arbeidsforskningsinstituttet, FoU-resultat 2015. http://www.hioa.no/Om-HiOA/Senter-for-velferds-og-arbeidslivsforskning/AFI/Publikasjoner-AFI/Evaluering-av-Forsoeket-Arbeidsavklaringspenger-AAP-som-loennstilskudd2</text:span></text:p>
      <text:p text:style-name="P2"><text:span text:style-name="T6">Dag Ellingsen, Linn Andersen, Audun Gleinsvik, Marthe Rosenvinge Ervik, Tor Egil Viblemo &amp; Fredrik L. Ellingsen (2015): </text:span><text:span text:style-name="T2">Hvordan skape et rettssikkert lavterskeltilbud? Tiltak for at Likestillings- og diskrimineringsnemda skal kunne håndtere saker om oppreisning og seksuell trakassering, og deres antatte kostnader.</text:span><text:span text:style-name="T6"> Oslo: Arbeidsforskningsinstituttet, FoU-resultat 2015. http://www.hioa.no/Om-HiOA/Senter-for-velferds-og-arbeidslivsforskning/AFI/Publikasjoner-AFI/Hvordan-skape-et-rettssikkert-lavterskeltilbud</text:span></text:p>
      <text:p text:style-name="P2"><text:span text:style-name="T6">Anne Cecilie Bergene, Ingar Brattbakk, Cathrine Egeland &amp; Arild H</text:span><text:span text:style-name="T7">enrik</text:span><text:span text:style-name="T6"> Steen (2015): </text:span><text:span text:style-name="T2">Norsk arbeidsliv 2015. «Det nye arbeidslivet»: hvem, hva, hvor?</text:span><text:span text:style-name="T6"> Oslo: Arbeidsforskningsinstituttet, FoU-resultat 2015. http</text:span><text:span text:style-name="T19">://www.hioa.no/Om-HiOA/Senter-for-velferds-og-arbeidslivsforskning/AFI/Publikasjoner-AFI/Norsk-arbeidsliv-2015</text:span></text:p>
      <text:p text:style-name="P2"><text:span text:style-name="T6">Svenn-Erik Mamelund &amp; Dag Ellingsen (2015): </text:span><text:span text:style-name="T2">Har flygeledere høyere dødelighet enn sammenliknbare yrkesgrupper?</text:span><text:span text:style-name="T6"> Oslo: Arbeidsforskningsinstituttet, FoU-resultat 2015. http://www.hioa.no/Om-HiOA/Senter-for-velferds-og-arbeidslivsforskning/AFI/Publikasjoner-AFI/Har-flygeledere-hoeyere-doedelighet-enn-sammenliknbare-yrkesgrupper</text:span></text:p>
      <text:p text:style-name="P2"><text:soft-page-break/><text:span text:style-name="T6">Dag Ellingsen, Karen-Sofie Pettersen, Linn Andersen &amp; Tor-Egil Viblemo (2015): </text:span><text:span text:style-name="T2">Terskler i barnevernet.</text:span><text:span text:style-name="T6"> Oslo: Arbeidsforskningsinstituttet, FoU-resultat 2015. http://www.hioa.no/Om-HiOA/Senter-for-velferds-og-arbeidslivsforskning/AFI/Publikasjoner-AFI/Terskler-i-barnevernet</text:span></text:p>
      <text:p text:style-name="P2"><text:span text:style-name="T6">Pettersen, Karen-Sofie &amp; Øystein Spjelkavik (2014): </text:span><text:span text:style-name="T2">Evaluering av Forsøket Arbeidsavklaringspenger (AAP) som lønnstilskudd. Delrapport 1.</text:span><text:span text:style-name="T6"> Oslo: Arbeidsforskningsinstituttet, FoU-resultat 2014. http://www.hioa.no/Om-HiOA/Senter-for-velferds-og-arbeidslivsforskning/AFI/Publikasjoner-AFI/Evaluering-av-Forsoeket-Arbeidsavklaringspenger-AAP-som-loennstilskudd</text:span></text:p>
      <text:p text:style-name="P2"><text:span text:style-name="T6">Spjelkavik, Øystein, Asbjørn Grimsmo, Svenn-Erik Mamelund &amp; Gudrun Rudningen (2014): </text:span><text:span text:style-name="T2">Evaluering av forsøket Kjerneoppgaver i NAV. Delrapport 1.</text:span><text:span text:style-name="T6"> Oslo: Arbeidsforskningsinstituttet, FoU-resultat 2014. http://www.hioa.no/Om-HiOA/Senter-for-velferds-og-arbeidslivsforskning/AFI/Publikasjoner-AFI/Evaluering-av-forsoeket-Kjerneoppgaver-i-NAV</text:span></text:p>
      <text:p text:style-name="P2"><text:span text:style-name="T6">Reichborn-Kjennerud, Kristin (2014): </text:span><text:span text:style-name="T2">En organisasjon i utvikling. Hvor går NAV-reformen?</text:span><text:span text:style-name="T6"> Oslo: Arbeidsforskningsinstituttet, FoU-resultat 2014. http://www.hioa.no/Om-HiOA/Senter-for-velferds-og-arbeidslivsforskning/AFI/Publikasjoner-AFI/En-organisasjon-i-utvikling</text:span></text:p>
      <text:p text:style-name="P2"><text:span text:style-name="T6">Ellingsen, Dag &amp; Vilde Hoff Bernstrøm (2014): </text:span><text:span text:style-name="T2">Lederutdanning innen Helse- og omsorgssektoren. Kartlegging av eksisterende utdanningstilbud og kompetansebehov blant ledere i helse- og omsorgssektoren.</text:span><text:span text:style-name="T6"> Oslo: Arbeidsforskningsinstituttet, FoU-resultat 2014. http://www.hioa.no/Om-HiOA/Senter-for-velferds-og-arbeidslivsforskning/AFI/Publikasjoner-AFI/Lederutdanning-innen-helse-og-omsorgssektoren</text:span></text:p>
      <text:p text:style-name="P2"><text:span text:style-name="T6">Bergene, Ann Cecilie, Vilde Hoff Bernstrøm &amp; Arild H</text:span><text:span text:style-name="T7">enrik</text:span><text:span text:style-name="T6"> Steen (2014): </text:span><text:span text:style-name="T2">Norsk arbeidsliv 2014. Økt intensitet – med måling eller tillit.</text:span><text:span text:style-name="T6"> Oslo: Arbeidsforskningsinstituttet, FoU-resultat 2014. http</text:span><text:span text:style-name="T19">://www.hioa.no/Om-HiOA/Senter-for-velferds-og-arbeidslivsforskning/AFI/Publikasjoner-AFI/Norsk-arbeidsliv-2014</text:span></text:p>
      <text:p text:style-name="P2"><text:span text:style-name="T6">Fossestøl, Knut &amp; Karen-Sofie Pettersen (2014): </text:span><text:span text:style-name="T2">Nyskaping i demensomsorgen. Resultater fra en dialogkonferanse.</text:span><text:span text:style-name="T6"> Oslo: Arbeidsforskningsinstituttet, FoU-resultat 2014. http://www.hioa.no/Om-HiOA/Senter-for-velferds-og-arbeidslivsforskning/AFI/Publikasjoner-AFI/Nyskaping-i-demensomsorgen</text:span></text:p>
      <text:p text:style-name="P2"><text:span text:style-name="T6">Grimsmo, Asbjørn, Anders Underthun &amp; Øystein Fossen (2014): </text:span><text:span text:style-name="T2">En kontrollert framtid? Opplevde arbeidsforhold blant norske flygeledere og virkelighetsoppfatninger om flysikringsarbeidet i Avinor.</text:span><text:span text:style-name="T6"> Oslo: Arbeidsforskningsinstituttet, Andre FoU-resultat 2014. http://www.hioa.no/Om-HiOA/Senter-for-velferds-og-arbeidslivsforskning/AFI/Publikasjoner-AFI/En-kontrollert-framtid</text:span></text:p>
      <text:p text:style-name="P2"><text:soft-page-break/><text:span text:style-name="T8">Øystein Fossen, Eivind Falkum &amp; Niri Talberg (2013): </text:span><text:span text:style-name="T3">Evaluering av Verneombudstjenesten i Statoil UPN.</text:span><text:span text:style-name="T8"> Oslo: Arbeidsforskningsinstituttet, FoU-resultat 2013. http://www.hioa.no/Om-HiOA/Senter-for-velferds-og-arbeidslivsforskning/AFI/Publikasjoner-AFI/Evaluering-av-Verneombudstjenesten-i-Statoil-UPN</text:span></text:p>
      <text:p text:style-name="P2"><text:span text:style-name="T8">Bergene, Ann Cecilie, Ida Drange, Cathrine Egeland, Svenn-Erik Mamelund &amp; Arild H</text:span><text:span text:style-name="T9">enrik</text:span><text:span text:style-name="T8"> Steen (2013): </text:span><text:span text:style-name="T3">Norsk arbeidsliv 2013. Stabilitet og sårbarhet.</text:span><text:span text:style-name="T8"> Oslo: Arbeidsforskningsinstituttet, FoU-resultat 2013. http://www.hioa.no/Om-HiOA/Senter-for-velferds-og-arbeidslivsforskning/AFI/Publikasjoner-AFI/Norsk-arbeidsliv-2013</text:span></text:p>
      <text:p text:style-name="P6"><text:span text:style-name="T23">Widding, Steinar, </text:span><text:span text:style-name="T24">Asbjørn Grimsmo, Kirsti Jacobsen &amp; Annik Apall Austad</text:span><text:span text:style-name="T23"> (2012): Conflict Prevention and Management. A Survival Kit for Small Workplaces. European Commission under the Life Long Learning program Leonardo da Vinci – Transfer og Innovation, </text:span><text:span text:style-name="T26">Andre FoU-resultat 2012. http</text:span><text:span text:style-name="T23">://www.hioa.no/Om-HiOA/Senter-for-velferds-og-arbeidslivsforskning/AFI/Publikasjoner-AFI/Conflict-prevention-and-Management</text:span></text:p>
      <text:p text:style-name="P2"><text:span text:style-name="T6">Terjesen, Hans Christoffer Aargaard &amp; Anne Inga Hilsen (2013): </text:span><text:span text:style-name="T2">Samarbeid om redusert sykefravær i prosessindustrien.</text:span><text:span text:style-name="T6"> Oslo: Arbeidsforskningsinstituttet, FoU-resultat 2013. http://www.hioa.no/Om-HiOA/Senter-for-velferds-og-arbeidslivsforskning/AFI/Publikasjoner-AFI/Samarbeid-om-redusert-sykefravaer-i-prosessindustrien</text:span></text:p>
      <text:p text:style-name="P2"><text:span text:style-name="T26">Brøgger, Benedicte (2012): </text:span><text:span text:style-name="T27">Evaluation report on the NECA-NHO collaboration program 2003-2011.</text:span><text:span text:style-name="T26"> </text:span><text:span text:style-name="T6">Oslo: Arbeidsforskningsinstituttet, FoU-resultat 2012. http://www.hioa.no/Om-HiOA/Senter-for-velferds-og-arbeidslivsforskning/AFI/Publikasjoner-AFI/Evaluation-report-on-the-NECA-NHO-collaboration-program-2003-2011</text:span></text:p>
      <text:p text:style-name="P2"><text:span text:style-name="T6">Widding, Steinar &amp; Heidi Enehaug (2012): </text:span><text:span text:style-name="T2">Livsfaseorienterte personalstrategier i byggenæringen. Idealer og realiteter.</text:span><text:span text:style-name="T6"> Oslo: Arbeidsforskningsinstituttet, FoU-resultat 2012. http://www.hioa.no/Om-HiOA/Senter-for-velferds-og-arbeidslivsforskning/AFI/Publikasjoner-AFI/Livsfaseorienterte-personalstrategier-i-byggenaeringen</text:span></text:p>
      <text:p text:style-name="P2"><text:span text:style-name="T6">Legard, Sveinung (2012): </text:span><text:span text:style-name="T2">Overgangen mellom utdanning og arbeid for unge med nedsatt funksjonsevne. Hovedfunn fra en spørreundersøkelse gjennomført av Arbeidsforskningsinstituttet.</text:span><text:span text:style-name="T6"> Oslo: Arbeidsforskningsinstituttet, FoU-resultat 2012. http</text:span><text:span text:style-name="T19">://www.hioa.no/Om-HiOA/Senter-for-velferds-og-arbeidslivsforskning/AFI/Publikasjoner-AFI/Overgang-mellom-utdanning-og-arbeid-for-unge-med-nedsatt-funksjonsevne</text:span></text:p>
      <text:p text:style-name="P2"><text:soft-page-break/><text:span text:style-name="T6">Schafft, Angelika &amp; Øystein Spjelkavik (2012): </text:span><text:span text:style-name="T2">Evaluering av prosjektet ”Samordning av tiltak for tilbakeføring - fra fengsel til kvalifiseringsprogram”. Underveisrapport.</text:span><text:span text:style-name="T6"> Oslo: Arbeidsforskningsinstituttet, FoU-resultat 2012. http://www.hioa.no/Om-HiOA/Senter-for-velferds-og-arbeidslivsforskning/AFI/Publikasjoner-AFI/Evaluering-av-prosjektet-Samordning-av-tiltak-for-tilbakefoering-fra-fengsel-til-kvalifiseringsprogram</text:span></text:p>
      <text:p text:style-name="P5">Schafft, Angelika. (2012). Jobpics – et billedbasert interesseutforskingsverktøy. Erfaringsrapport. Oslo: Arbeidsforskningsinstituttet, FoU-resultat 2012. http://www.hioa.no/Om-HiOA/Senter-for-velferds-og-arbeidslivsforskning/AFI/Publikasjoner-AFI/Jobpics</text:p>
      <text:p text:style-name="P2"><text:span text:style-name="T6">Bergene, Ann Cecilie, Svenn-Erik Mamelund &amp; Arild H</text:span><text:span text:style-name="T7">enrik</text:span><text:span text:style-name="T6"> Steen (2012): </text:span><text:span text:style-name="T2">Norsk arbeidsliv 2012. Svekket motstandskraft i gode tider.</text:span><text:span text:style-name="T6"> Oslo: Arbeidsforskningsinstituttet, FoU-resultat 2012. http://www.hioa.no/Om-HiOA/Senter-for-velferds-og-arbeidslivsforskning/AFI/Publikasjoner-AFI/Norsk-arbeidsliv-2012</text:span></text:p>
      <text:p text:style-name="P2"><text:span text:style-name="T6">Neumann, Cecilie Basberg (2012): </text:span><text:span text:style-name="T2">Midtveisevaluering av prosjekt for universitetspedagogikk ved Universitetet i Stavanger.</text:span><text:span text:style-name="T6"> Oslo: Arbeidsforskningsinstituttet, FoU-resultat 2012. http://www.hioa.no/Om-HiOA/Senter-for-velferds-og-arbeidslivsforskning/AFI/Publikasjoner-AFI/Midtveisevaluering-av-prosjekt-for-universitetspedagogikk-ved-Universitetet-i-Stavanger</text:span></text:p>
      <text:p text:style-name="P2"><text:span text:style-name="T6">Bergene, Ann Cecilie (2012): </text:span><text:span text:style-name="T2">En fagbevegelse for fremtiden? Analyse av trender, utfordringer og muligheter for fagorganisering generelt, i Norge og UNIO spesielt.</text:span><text:span text:style-name="T6"> Oslo: Arbeidsforskningsinstituttet, FoU-resultat 2012. http://www.hioa.no/Om-HiOA/Senter-for-velferds-og-arbeidslivsforskning/AFI/Publikasjoner-AFI/En-fagbevegelse-for-fremtiden</text:span></text:p>
      <text:p text:style-name="P2"><text:span text:style-name="T33">Bergene, Ann Cecilie, Arild H</text:span><text:span text:style-name="T34">enrik</text:span><text:span text:style-name="T33"> Steen &amp; Migle Gamperiene (2011): </text:span><text:span text:style-name="T36">Norsk arbeidsliv 2011. Stabilt, men skyer i horisonten.</text:span><text:span text:style-name="T33"> Oslo: Arbeidsforskningsinstuttet, </text:span><text:span text:style-name="T6">Andre FoU-resultat 2011. http</text:span><text:span text:style-name="T58">://www.hioa.no/Om-HiOA/Senter-for-velferds-og-arbeidslivsforskning/AFI/Publikasjoner-AFI/Norsk-arbeidsliv-2011</text:span></text:p>
      <text:p text:style-name="P2"><text:span text:style-name="T33">Enehaug, Heidi &amp; Steinar Widding (2011): </text:span><text:span text:style-name="T36">Språkopplæring i bedrift. En veiviser.</text:span><text:span text:style-name="T33"> Oslo: Arbeidsforskningsinstuttet, </text:span><text:span text:style-name="T6">Andre FoU-resultat 2011. http</text:span><text:span text:style-name="T60">://www.hioa.no/Om-HiOA/Senter-for-velferds-og-arbeidslivsforskning/AFI/Publikasjoner-AFI/Spraakopplaering-i-bedrift</text:span></text:p>
      <text:p text:style-name="P2"><text:span text:style-name="T32">Floer, Kristin E</text:span><text:span text:style-name="T35">lisabeth</text:span><text:span text:style-name="T32"> &amp; Jørgen Emaus Steen (2011): </text:span><text:span text:style-name="T37">Kolslinjen – 800 89 333 - evaluering 2011.</text:span><text:span text:style-name="T32"> Oslo: Arbeidsforskningsinstuttet, </text:span><text:span text:style-name="T18">Andre FoU-resultat 2011. http</text:span><text:span text:style-name="T59">://www.hioa.no/Om-HiOA/Senter-for-velferds-og-arbeidslivsforskning/AFI/Publikasjoner-AFI/Kolslinjen-800-89-333</text:span></text:p>
      <text:p text:style-name="P2"><text:soft-page-break/><text:span text:style-name="T33">Hilsen, Anne Inga &amp; Asbjørn Grimsmo (2011): </text:span><text:span text:style-name="T36">Underveisrapport fra prosjektet Gravide i handelsnæringen.</text:span><text:span text:style-name="T33"> Oslo: Arbeidsforskningsinstuttet, </text:span><text:span text:style-name="T6">Andre FoU-resultat 2011. http</text:span><text:span text:style-name="T60">://www.hioa.no/Om-HiOA/Senter-for-velferds-og-arbeidslivsforskning/AFI/Publikasjoner-AFI/Underveisrapport-fra-prosjektet-Gravide-i-handelsnaeringen</text:span></text:p>
      <text:p text:style-name="P2"><text:span text:style-name="T33">Svare, Helge &amp; Lars Klemsdag (2011): </text:span><text:span text:style-name="T36">Mestring i arbeidet. Håndbok for mestringsgrupper.</text:span><text:span text:style-name="T33"> Oslo: Arbeidsforskningsinstuttet, </text:span><text:span text:style-name="T6">Andre FoU-resultat 2011. http</text:span><text:span text:style-name="T60">://www.hioa.no/Om-HiOA/Senter-for-velferds-og-arbeidslivsforskning/AFI/Publikasjoner-AFI/Mestring-i-arbeidet</text:span></text:p>
      <text:p text:style-name="P2"><text:span text:style-name="T1">Hilsen, Anne Inga &amp; Reidun Eggesbø (2010): </text:span><text:span text:style-name="T4">Samarbeid om mangfold. Håndbok for ledere.</text:span><text:span text:style-name="T1"> </text:span><text:span text:style-name="T39">Oslo: Arbeidsforskningsinstituttet, </text:span><text:span text:style-name="T6">FoU-resultat 2010. http</text:span><text:span text:style-name="T61">://www.hioa.no/Om-HiOA/Senter-for-velferds-og-arbeidslivsforskning/AFI/Publikasjoner-AFI/Samarbeid-om-mangfold</text:span></text:p>
      <text:p text:style-name="P2"><text:span text:style-name="T1">Halrynjo, Sigtona &amp; Arild H</text:span><text:span text:style-name="T16">enrik</text:span><text:span text:style-name="T1"> Steen (2010): </text:span><text:span text:style-name="T4">Norsk arbeidsliv 2010. Høytrykk for mange – utrygt for noen. Hefte utgitt til YS-konferansen oktober 2010. Bestilles fra YS sentralt.</text:span><text:span text:style-name="T1"> Oslo: Arbeidsforskningsinstituttet, </text:span><text:span text:style-name="T6">FoU-resultat 2010. http</text:span><text:span text:style-name="T1">://www.hioa.no/Om-HiOA/Senter-for-velferds-og-arbeidslivsforskning/AFI/Publikasjoner-AFI/Norsk-arbeidsliv-2010</text:span></text:p>
      <text:p text:style-name="P2"><text:span text:style-name="T1">Rasmussen, Paal, Pål Klethagen &amp; Helge Svare (2010): </text:span><text:span text:style-name="T4">Bærekraftige familier – likestilte livsløp. Barne- likestillings- og inkluderingsdepartementet/</text:span><text:span text:style-name="T1">Oslo: Arbeidsforskningsinstituttet, </text:span><text:span text:style-name="T6">FoU-resultat 2010. http</text:span><text:span text:style-name="T1">://www.hioa.no/Om-HiOA/Senter-for-velferds-og-arbeidslivsforskning/AFI/Publikasjoner-AFI/Baerekraftige-familier-likestilte-livsloep</text:span></text:p>
      <text:p text:style-name="P2"><text:span text:style-name="T1">Amble, Nina &amp; Elisabeth Gjerberg (2009): </text:span><text:span text:style-name="T4">Livspuslespillet. Partssammensatt prosjekt: Undersøkelse vedrørende balanse arbeid-familie, blant norske kvinner som arbeider som ledere. Sluttrapport.</text:span><text:span text:style-name="T1"> Oslo: Arbeidsforskningsinstituttet, </text:span><text:span text:style-name="T6">FoU-resultat 2009. http</text:span><text:span text:style-name="T1">://www.hioa.no/Om-HiOA/Senter-for-velferds-og-arbeidslivsforskning/AFI/Publikasjoner-AFI/Livspuslespillet2</text:span></text:p>
      <text:p text:style-name="P2"><text:span text:style-name="T1">Amble, Nina &amp; Elisabeth Gjerberg (2009): </text:span><text:span text:style-name="T4">Hjerte – hode – hender. Et refleksjonsverktøy for mestring i pleie og omsorgstjenesten. 2. utgave.</text:span><text:span text:style-name="T1"> </text:span><text:span text:style-name="T42">Oslo: Arbeidsforskningsinstituttet og Sosial- og helsedirektoratet (distributør), </text:span><text:span text:style-name="T6">FoU-resultat 2009. http</text:span><text:span text:style-name="T61">://www.hioa.no/Om-HiOA/Senter-for-velferds-og-arbeidslivsforskning/AFI/Publikasjoner-AFI/Hjerte-hode-hender-2.-utgave</text:span></text:p>
      <text:p text:style-name="P2"><text:soft-page-break/><text:span text:style-name="T39">Amble, Nina &amp; Øyvind Pålshaugen (2009): </text:span><text:span text:style-name="T38">Sluttrapport lederutviklingsprogrammet Kunstens kvinner.</text:span><text:span text:style-name="T39"> Oslo: Arbeidsforskningsinstituttet, </text:span><text:span text:style-name="T6">FoU-resultat 2009. http</text:span><text:span text:style-name="T61">://www.hioa.no/Om-HiOA/Senter-for-velferds-og-arbeidslivsforskning/AFI/Publikasjoner-AFI/Sluttrapport-lederutviklingsprogrammet-Kunstens-kvinner</text:span></text:p>
      <text:p text:style-name="P2"><text:span text:style-name="T1">Halrynjo, Sigtona, Arild H</text:span><text:span text:style-name="T15">enrik</text:span><text:span text:style-name="T1"> Steen &amp; Kjersti Thorbjørnsrud (2009): </text:span><text:span text:style-name="T4">Norsk arbeidsliv - storm eller stille.</text:span><text:span text:style-name="T1"> Oslo: Arbeidsforskningsinstituttet, </text:span><text:span text:style-name="T6">FoU-resultat 2009. http</text:span><text:span text:style-name="T1">://www.hioa.no/Om-HiOA/Senter-for-velferds-og-arbeidslivsforskning/AFI/Publikasjoner-AFI/Norsk-arbeidsliv-2009</text:span></text:p>
      <text:p text:style-name="P2"><text:span text:style-name="T1">Hilsen, Anne Inga &amp; Nina Amble (2009): </text:span><text:span text:style-name="T4">Prosjekt ”Ny tilrettelagt turnus for renholdere på Feiring-klinikken”.</text:span><text:span text:style-name="T1"> </text:span><text:span text:style-name="T39">Oslo: Arbeidsforskningsinstituttet, </text:span><text:span text:style-name="T6">FoU-resultat 2009. http</text:span><text:span text:style-name="T1">://www.hioa.no/Om-HiOA/Senter-for-velferds-og-arbeidslivsforskning/AFI/Publikasjoner-AFI/Prosjekt-Ny-tilrettelagt-turnus-for-renholdere-paa-Feiring-klinikken</text:span></text:p>
      <text:p text:style-name="P2"><text:span text:style-name="T1">Thilesen, R</text:span><text:span text:style-name="T14">agnvald</text:span><text:span text:style-name="T1">, O</text:span><text:span text:style-name="T14">lgunn</text:span><text:span text:style-name="T1"> Ranserokken, S</text:span><text:span text:style-name="T14">veinung</text:span><text:span text:style-name="T1"> Skule, M</text:span><text:span text:style-name="T14">arit</text:span><text:span text:style-name="T1"> Stenberg, A</text:span><text:span text:style-name="T14">rild Henrik</text:span><text:span text:style-name="T1"> Steen &amp; André Alfredsen (2009): </text:span><text:span text:style-name="T4">På oppdrag... Innstilling fra utvalg for utredning av oppdragsvirksomhet og samarbeid med arbeids- og næringslivet i Oslo og Akershus.</text:span><text:span text:style-name="T1"> Oslo: Høgskolen i Oslo, </text:span><text:span text:style-name="T6">FoU-resultat 2009. http</text:span><text:span text:style-name="T1">://www.hioa.no/Om-HiOA/Senter-for-velferds-og-arbeidslivsforskning/AFI/Publikasjoner-AFI/Paa-oppdrag</text:span></text:p>
      <text:p text:style-name="P1"><text:span text:style-name="T63">Forsberg, Ellen-Marie (2008): </text:span><text:span text:style-name="stilarial105pt"><text:span text:style-name="T67">Principles of animal ethics in Scandinavian animal welfare legislation and governance.</text:span></text:span><text:span text:style-name="T63"> </text:span><text:span text:style-name="T69">Oslo: Arbeidsforskningsinstituttet, Andre </text:span><text:span text:style-name="T70">FoU-resultat 2008. http</text:span><text:span text:style-name="T68">://www.hioa.no/Om-HiOA/Senter-for-velferds-og-arbeidslivsforskning/AFI/Publikasjoner-AFI/Principles-of-animal-ethics-in-Scandinavian-animal-welfare-legislation-and-governance</text:span></text:p>
      <text:p text:style-name="P2"><text:span text:style-name="T22">Hilsen, A</text:span><text:span text:style-name="T30">nne Inga</text:span><text:span text:style-name="T22"> &amp; </text:span><text:span text:style-name="T29">N</text:span><text:span text:style-name="T30">ina</text:span><text:span text:style-name="T29"> </text:span><text:span text:style-name="T22">Amble (2008): </text:span><text:span text:style-name="T28">Review of the Co-operation between NHO and APINDO 2003-2007.</text:span><text:span text:style-name="T22"> </text:span><text:span text:style-name="T1">Oslo: Arbeidsforskningsinstituttet, Andre </text:span><text:span text:style-name="T6">FoU-resultat 2008. http</text:span><text:span text:style-name="T1">://www.hioa.no/Om-HiOA/Senter-for-velferds-og-arbeidslivsforskning/AFI/Publikasjoner-AFI/Review-of-the-Co-operation-between-NHO-and-APINDO-2003-2007</text:span></text:p>
      <text:p text:style-name="P2"><text:span text:style-name="T39">Klemsdal, Lars &amp; </text:span><text:span text:style-name="T40">Helge </text:span><text:span text:style-name="T39">Svare (2008): </text:span><text:span text:style-name="T38">Batterieffekten. Metoder i selvhjelp for organisasjoner.</text:span><text:span text:style-name="T39"> Oslo: Kirkens Bymisjon, </text:span><text:span text:style-name="T1">Andre </text:span><text:span text:style-name="T6">FoU-resultat 2008. http</text:span><text:span text:style-name="T61">://www.hioa.no/Om-HiOA/Senter-for-velferds-og-arbeidslivsforskning/AFI/Publikasjoner-AFI/Batterieffekten</text:span></text:p>
      <text:p text:style-name="P2"><text:soft-page-break/><text:span text:style-name="T39">Steen, Arild H</text:span><text:span text:style-name="T41">enrik</text:span><text:span text:style-name="T39"> (2008): </text:span><text:span text:style-name="T38">Menneskerettigheter, fagforeningsrettigheter og demokrati. Baseline.</text:span><text:span text:style-name="T39"> </text:span><text:span text:style-name="T42">Oslo: Arbeidsforskningsinstituttet, </text:span><text:span text:style-name="T1">Andre </text:span><text:span text:style-name="T6">FoU-resultat 2008. http</text:span><text:span text:style-name="T61">://www.hioa.no/Om-HiOA/Senter-for-velferds-og-arbeidslivsforskning/AFI/Publikasjoner-AFI/Menneskerettigheter-fagforeningsrettigheter-og-demokrati</text:span></text:p>
      <text:p text:style-name="P2"><text:span text:style-name="T43">Steinum, Trude (2008):</text:span><text:span text:style-name="T44"> </text:span><text:span text:style-name="T46">”Hva kan vi lære av gode eksempler på seniorpolitikk?”</text:span><text:span text:style-name="T43"> </text:span><text:span text:style-name="T42">Oslo: Arbeidsforskningsinstituttet, </text:span><text:span text:style-name="T1">Andre </text:span><text:span text:style-name="T6">FoU-resultat 2008. http</text:span><text:span text:style-name="T8">://www.hioa.no/Om-HiOA/Senter-for-velferds-og-arbeidslivsforskning/AFI/Publikasjoner-AFI/Hva-kan-vi-laere-av-gode-eksempler-paa-seniorpolitikk</text:span></text:p>
      <text:p text:style-name="P2"><text:span text:style-name="T1">Amble, Nina &amp; Elisabeth Gjerberg (2007): </text:span><text:span text:style-name="T46">Hjerte, hode, hender</text:span><text:span text:style-name="T45">: et refleksjonsverktøy for mestring i pleie- og omsorgstjenesten.</text:span><text:span text:style-name="T42"> Oslo: Arbeidsforskningsinstituttet og Sosial- og helsedirektoratet (distributør), F</text:span><text:span text:style-name="T6">oU-resultat 2007. http</text:span><text:span text:style-name="T58">://www.hioa.no/Om-HiOA/Senter-for-velferds-og-arbeidslivsforskning/AFI/Publikasjoner-AFI/Hjerte-hode-hender</text:span></text:p>
      <text:p text:style-name="P2"><text:span text:style-name="T42">Forsberg, Ellen-Marie, Christin Thea Wathne, Bjørg Aase Sørensen &amp; Migle Gamperiene (2007): </text:span><text:span text:style-name="T46">Evaluering av tilsynsmetodikken i Arbeidstilsynets God Vakt!-kampanje.</text:span><text:span text:style-name="T43"> </text:span><text:span text:style-name="T42">Oslo: Arbeidsforskningsinstituttet, </text:span><text:span text:style-name="T1">Andre </text:span><text:span text:style-name="T6">FoU-artikler 2007. http</text:span><text:span text:style-name="T61">://www.hioa.no/Om-HiOA/Senter-for-velferds-og-arbeidslivsforskning/AFI/Publikasjoner-AFI/Evaluering-av-tilsynsmetodikken-i-Arbeidstilsynets-God-Vakt!-kampanje</text:span></text:p>
      <text:p text:style-name="P1"><text:span text:style-name="Strong"><text:span text:style-name="T64">Salomon, R</text:span></text:span><text:span text:style-name="Strong"><text:span text:style-name="T66">obert</text:span></text:span><text:span text:style-name="Strong"><text:span text:style-name="T64">, </text:span></text:span><text:span text:style-name="Strong"><text:span text:style-name="T65">Anne Inga Hilsen</text:span></text:span><text:bookmark-start text:name="_Toc187205683"/><text:span text:style-name="Strong"><text:span text:style-name="T64"> &amp; </text:span></text:span><text:bookmark-end text:name="_Toc187205683"/><text:span text:style-name="Strong"><text:span text:style-name="T64">Whist, E</text:span></text:span><text:span text:style-name="Strong"><text:span text:style-name="T66">rik</text:span></text:span><text:span text:style-name="Strong"><text:span text:style-name="T64"> (2007): </text:span></text:span><text:span text:style-name="Strong"><text:span text:style-name="T62">Evaluering av ILO programmet: “Capacity Building for Employers´Organizations on Productivity and Competitiveness”.</text:span></text:span><text:span text:style-name="Strong"><text:span text:style-name="T64"> </text:span></text:span><text:span text:style-name="T47">Oslo: Arbeidsforskningsinstituttet, </text:span><text:span text:style-name="T71">Andre </text:span><text:span text:style-name="T72">FoU-artikler 2007. http</text:span><text:span text:style-name="T73">://www.hioa.no/Om-HiOA/Senter-for-velferds-og-arbeidslivsforskning/AFI/Publikasjoner-AFI/Capacity-Building-for-Employers-Organization-on-Productivity-and-Competitiveness</text:span></text:p>
      <text:p text:style-name="P1"><text:span text:style-name="Strong"><text:span text:style-name="T64">Salomon, R., </text:span></text:span><text:span text:style-name="Strong"><text:span text:style-name="T65">H. </text:span></text:span><text:span text:style-name="Strong"><text:span text:style-name="T64">Løvdal &amp; </text:span></text:span><text:span text:style-name="Strong"><text:span text:style-name="T65">E. M. </text:span></text:span><text:span text:style-name="Strong"><text:span text:style-name="T64">Osmundsen (2007): </text:span></text:span><text:span text:style-name="Strong"><text:span text:style-name="T62">“Workers’ Education Programme on Social Dialogue - Social Dialoge and Youth Employment”.</text:span></text:span><text:span text:style-name="Strong"><text:span text:style-name="T64"> </text:span></text:span><text:span text:style-name="T47">Oslo: Arbeidsforskningsinstituttet, </text:span><text:span text:style-name="T71">Andre </text:span><text:span text:style-name="T72">FoU-artikler 2007. http</text:span><text:span text:style-name="T73">://www.hioa.no/Om-HiOA/Senter-for-velferds-og-arbeidslivsforskning/AFI/Publikasjoner-AFI/Workers-Education-Programme-on-Social-Dialogue-Social-Dialoge-and-Youth-Employment</text:span></text:p>
      <text:p text:style-name="P2"><text:span text:style-name="T31">Steen, Jørgen Emaus &amp; </text:span><text:span text:style-name="T57">Arild H. </text:span><text:span text:style-name="T31">Steen (2007): </text:span><text:span text:style-name="T51">E</text:span><text:span text:style-name="T50">valuering av Kolslinjen.</text:span><text:span text:style-name="T31"> </text:span><text:span text:style-name="T52">Oslo: Arbeidsforskningsinstituttet, </text:span>Andre <text:span text:style-name="T19">FoU-artikler 2007. http</text:span><text:span text:style-name="T74">://www.hioa.no/Om-HiOA/Senter-for-velferds-og-arbeidslivsforskning/AFI/Publikasjoner-AFI/Evaluering-av-Kolslinjen</text:span></text:p>
      <text:p text:style-name="P2"><text:soft-page-break/>Aas, I. H. Monrad (2007): <text:span text:style-name="T75">The organizational challenge for health care: from telemedicine and e-health.</text:span> Oslo: Work Research Institute, <text:span text:style-name="T22">Andre </text:span><text:span text:style-name="T26">FoU-artikler 2007. http</text:span>://www.hioa.no/Om-HiOA/Senter-for-velferds-og-arbeidslivsforskning/AFI/Publikasjoner-AFI/The-organizational-challenge-for-health-care</text:p>
      <text:p text:style-name="P2">Hilsen, A<text:span text:style-name="T83">nne</text:span> I<text:span text:style-name="T83">nga</text:span> &amp; <text:span text:style-name="T76">Britt Elin </text:span>Strand (red.) (2006): <text:span text:style-name="T75">Fortellinger om å få det til: rapport fra Livsfaseprosjektet i privat sektor, et prosjekt under Nasjonalt krafttak for seniorpolitikk i arbeidslivet.</text:span> Oslo: Arbeidsforskningsinstituttet, Andre <text:span text:style-name="T18">FoU-resultater 2006. http</text:span><text:span text:style-name="T21">://www.hioa.no/Om-HiOA/Senter-for-velferds-og-arbeidslivsforskning/AFI/Publikasjoner-AFI/Fortellinger-om-aa-faa-det-til</text:span></text:p>
      <text:p text:style-name="P2">Schafft, Angelika &amp; <text:span text:style-name="T77">Kjetil </text:span>Frøyland (2006): <text:span text:style-name="T75">Veien til yrkeslivet for personer under legemiddelassistert rehabilitering: evaluering av MARY-prosjektet.</text:span> Oslo: Arbeidsforskningsinstituttet, Andre <text:span text:style-name="T18">FoU-resultater 2006. http</text:span>://www.hioa.no/Om-HiOA/Senter-for-velferds-og-arbeidslivsforskning/AFI/Publikasjoner-AFI/Veien-til-yrkeslivet-for-personer-under-legemiddelassistert-rehabilitering</text:p>
      <text:p text:style-name="P2">Schafft, Angelika &amp; <text:span text:style-name="T78">Ø. </text:span>Spjelkavik (2006): <text:span text:style-name="T75">Arbeid og psykisk helse: underveisevaluering av Vilje Viser Vei, Storbysatsingen.</text:span> Oslo: Arbeidsforskningsinstituttet, Andre <text:span text:style-name="T18">FoU-resultater 2006. http</text:span>://www.hioa.no/Om-HiOA/Senter-for-velferds-og-arbeidslivsforskning/AFI/Publikasjoner-AFI/Arbeid-og-psykisk-helse</text:p>
      <text:p text:style-name="P2">Uhrig, B<text:span text:style-name="T81">ettina</text:span>, <text:span text:style-name="T79">Michael J. </text:span>Evans, <text:span text:style-name="T79">Kees </text:span>Meijer (eds.) (2005): <text:span text:style-name="T75">Achievements, results and proposals from the transnational partnership Strategies for inclusion - co-ordinated approaches for quality employment: handbook 3.</text:span> <text:span text:style-name="T22">Oslo: Work Research Institute, 2005. </text:span><text:span text:style-name="T26">FoU-</text:span><text:span text:style-name="T18">resultater</text:span><text:span text:style-name="T26"> 2005. http</text:span><text:span text:style-name="T23">://www.hioa.no/Om-HiOA/Senter-for-velferds-og-arbeidslivsforskning/AFI/Publikasjoner-AFI/Achievements-results-and-proposals-from-the-transnational-partnership-Strategies-for-Inclusion-co-ordinated-approaches-for-quality-employment</text:span></text:p>
      <text:p text:style-name="P7"><text:span text:style-name="T1">Hilsen, A</text:span><text:span text:style-name="T12">nne</text:span><text:span text:style-name="T1"> I</text:span><text:span text:style-name="T12">nga</text:span><text:span text:style-name="T1"> &amp; </text:span><text:span text:style-name="T10">H</text:span><text:span text:style-name="T13">elle</text:span><text:span text:style-name="T10"> </text:span><text:span text:style-name="T1">Suseg (2004): </text:span><text:span text:style-name="T4">Ungdom, motivasjon og muligheter i industribedrifter.</text:span><text:span text:style-name="T1"> Oslo: Arbeidsforskningsinstituttet. </text:span><text:span text:style-name="T6">FoU-</text:span><text:span text:style-name="T5">resultater</text:span><text:span text:style-name="T6"> 2004. http</text:span><text:span text:style-name="T1">://www.hioa.no/Om-HiOA/Senter-for-velferds-og-arbeidslivsforskning/AFI/Publikasjoner-AFI/Ungdom-motivasjon-og-muligheter-i-industribedrifter</text:span></text:p>
      <text:p text:style-name="P2"><text:span text:style-name="T1">Hilsen, A</text:span><text:span text:style-name="T12">nne</text:span><text:span text:style-name="T1"> I</text:span><text:span text:style-name="T12">nga</text:span><text:span text:style-name="T1">, </text:span><text:span text:style-name="T12">Kathrine Holstad &amp; </text:span><text:span text:style-name="T10">K</text:span><text:span text:style-name="T12">atrine S. Hanssen</text:span><text:span text:style-name="T1"> (2003): </text:span><text:span text:style-name="T4">Bedre trygghet i kollektivtransporten.</text:span><text:span text:style-name="T1"> Oslo: Arbeidsforskningsinstituttet. </text:span><text:span text:style-name="T6">FoU-</text:span><text:span text:style-name="T5">resultater</text:span><text:span text:style-name="T6"> 2003. </text:span><text:bookmark-start text:name="__DdeLink__1728_254790841"/><text:span text:style-name="T1">http://www.hioa.no/Om-HiOA/Senter-for-velferds-og-arbeidslivsforskning/AFI/Publikasjoner-AFI/Bedre-trygghet-i-kollektivtransporten</text:span><text:bookmark-end text:name="__DdeLink__1728_254790841"/></text:p>
      <text:p text:style-name="P2"><text:soft-page-break/><text:span text:style-name="T52">Uhrig, B</text:span><text:span text:style-name="T55">ettina</text:span><text:span text:style-name="T52"> </text:span><text:span text:style-name="T54">&amp;</text:span><text:span text:style-name="T52"> </text:span><text:span text:style-name="T54">M</text:span><text:span text:style-name="T55">ichael</text:span><text:span text:style-name="T54"> J. </text:span><text:span text:style-name="T52">Evans</text:span><text:span text:style-name="T56"> </text:span><text:span text:style-name="T53">(eds.) (2003): Strategies for Inclusion - co-ordinated approaches for quality employment </text:span><text:span text:style-name="T52">-Phase I. Handbook of good practice. </text:span><text:span text:style-name="T42">Oslo, Hønefoss: Arbeidsforskningsinstituttet and Eikli as - grafisk. </text:span><text:span text:style-name="T6">FoU-</text:span><text:span text:style-name="T5">resultater</text:span><text:span text:style-name="T6"> 2003. http</text:span><text:span text:style-name="T8">://www.hioa.no/Om-HiOA/Senter-for-velferds-og-arbeidslivsforskning/AFI/Publikasjoner-AFI/Strategies-for-inclusion-co-ordinated-approaches-for-quality-employment</text:span></text:p>
      <text:p text:style-name="P2">Schafft, A<text:span text:style-name="T80">ngelika</text:span> (2002): <text:span text:style-name="T49">New start for ex-offenders in the open labour market: e</text:span><text:span text:style-name="T48">xperiences from a Norwegian pilot project.</text:span><text:span text:style-name="T52"> Oslo: Work Research Institute. </text:span><text:span text:style-name="T26">FoU-</text:span><text:span text:style-name="T25">resultater</text:span><text:span text:style-name="T26"> 2002. http</text:span><text:span text:style-name="T74">://www.hioa.no/Om-HiOA/Senter-for-velferds-og-arbeidslivsforskning/AFI/Publikasjoner-AFI/New-start-for-ex-offenders-in-the-open-labour-market3</text:span></text:p>
      <text:p text:style-name="P2"><text:span text:style-name="T1">Heen, H</text:span><text:span text:style-name="T11">anne</text:span><text:span text:style-name="T1">, </text:span><text:span text:style-name="T10">G</text:span><text:span text:style-name="T11">rethe</text:span><text:span text:style-name="T10"> M</text:span><text:span text:style-name="T11">oen</text:span><text:span text:style-name="T10"> </text:span><text:span text:style-name="T1">Johansen, </text:span><text:span text:style-name="T11">Hans Christian</text:span><text:span text:style-name="T10"> </text:span><text:span text:style-name="T1">Sørhaug (1998): </text:span><text:span text:style-name="T4">NORAD - en lærende organisasjon?: rapport fra et prosjekt om institusjonell læring i NORAD.</text:span><text:span text:style-name="T1"> Oslo: Arbeidsforskningsinstituttet. </text:span><text:span text:style-name="T6">FoU-</text:span><text:span text:style-name="T5">resultater</text:span><text:span text:style-name="T6"> 1998. </text:span><text:bookmark-start text:name="__DdeLink__1724_254790841"/><text:span text:style-name="T6">http</text:span><text:span text:style-name="T1">://www.hioa.no/Om-HiOA/Senter-for-velferds-og-arbeidslivsforskning/AFI/Publikasjoner-AFI/NORAD-en-laerende-organisasjon</text:span><text:bookmark-end text:name="__DdeLink__1724_2547908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4pt" style:writing-mode="page"/>
      <style:text-properties style:use-window-font-color="true" style:font-name="Times New Roman" fo:font-size="12pt" fo:language="zxx" fo:country="none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publikasjonsliste" style:family="paragraph" style:parent-style-name="Standard" style:default-outline-level="">
      <style:paragraph-properties fo:margin-left="36pt" fo:margin-right="0pt" fo:margin-top="0pt" fo:margin-bottom="11.99pt" loext:contextual-spacing="false" fo:line-height="125%" fo:keep-together="always" fo:text-indent="-36pt" style:auto-text-indent="false" style:punctuation-wrap="hanging" style:vertical-align="baseline">
        <style:tab-stops/>
      </style:paragraph-properties>
      <style:text-properties style:font-name="Trebuchet MS1" fo:font-family="'Trebuchet MS'" style:font-style-name="Regular" style:font-family-generic="swiss" style:font-pitch="variable" fo:language="en" fo:country="GB" style:font-name-asian="Times New Roman1" style:font-family-asian="'Times New Roman'" style:font-family-generic-asian="system" style:font-pitch-asian="variable" style:language-asian="nb" style:country-asian="NO" style:font-name-complex="Times New Roman1" style:font-family-complex="'Times New Roman'" style:font-family-generic-complex="system" style:font-pitch-complex="variable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stilarial105pt" style:family="text">
      <style:text-properties style:font-name="Times New Roman" fo:font-family="'Times New Roman'" style:font-family-generic="roman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on Schmanson</meta:initial-creator>
    <meta:creation-date>2016-04-12T12:59:16.049184329</meta:creation-date>
    <dc:date>2016-04-25T15:44:57.196784979</dc:date>
    <dc:creator>Hanson Schmanson</dc:creator>
    <meta:editing-duration>PT2H34M19S</meta:editing-duration>
    <meta:editing-cycles>30</meta:editing-cycles>
    <meta:generator>LibreOffice/5.0.4.2$Linux_X86_64 LibreOffice_project/2b9802c1994aa0b7dc6079e128979269cf95bc78</meta:generator>
    <meta:document-statistic meta:table-count="0" meta:image-count="0" meta:object-count="0" meta:page-count="9" meta:paragraph-count="61" meta:word-count="1397" meta:character-count="19933" meta:non-whitespace-character-count="18589"/>
  </office:meta>
</office:document-meta>
</file>